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b69d" officeooo:paragraph-rsid="001db69d"/>
    </style:style>
    <style:style style:name="P2" style:family="paragraph" style:parent-style-name="Standard">
      <style:text-properties officeooo:rsid="001dc3ae" officeooo:paragraph-rsid="001dc3a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text-properties fo:color="#000000" style:font-name="Monospace" fo:font-size="10pt" officeooo:rsid="001dc3ae" officeooo:paragraph-rsid="001dc3ae" style:font-size-asian="10pt"/>
    </style:style>
    <style:style style:name="P5" style:family="paragraph" style:parent-style-name="Standard">
      <style:text-properties officeooo:rsid="001dc3ae" officeooo:paragraph-rsid="001dc3ae"/>
    </style:style>
    <style:style style:name="P6" style:family="paragraph" style:parent-style-name="Standard">
      <style:text-properties officeooo:rsid="002142e6" officeooo:paragraph-rsid="002142e6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fo:padding="0.074cm" fo:border-left="none" fo:border-right="none" fo:border-top="none" fo:border-bottom="0.06pt solid #000000" style:join-border="false"/>
      <style:text-properties fo:color="#000000" style:font-name="Monospace" fo:font-size="10pt" officeooo:paragraph-rsid="002142e6" style:font-size-asian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142e6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officeooo:rsid="001dc3ae" style:font-size-asian="10pt"/>
    </style:style>
    <style:style style:name="T3" style:family="text">
      <style:text-properties fo:color="#000000" style:font-name="Monospace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4">Valor de salida: 0</text:p>
      <text:p text:style-name="P7"><text:s text:c="28"/>2015</text:p>
      <text:p text:style-name="P7"><text:s text:c="7"/>Enero <text:s text:c="15"/>Febrero <text:s text:c="15"/>Marzo <text:s text:c="9"/></text:p>
      <text:p text:style-name="P7">do lu ma mi ju vi sá <text:s/>do lu ma mi ju vi sá <text:s/>do lu ma mi ju vi sá <text:s/></text:p>
      <text:p text:style-name="P7"><text:s text:c="13"/>1 <text:s/>2 <text:s/>3 <text:s text:c="2"/>1 <text:s/>2 <text:s/>3 <text:s/>4 <text:s/>5 <text:s/>6 <text:s/>7 <text:s text:c="2"/>1 <text:s/>2 <text:s/>3 <text:s/>4 <text:s/>5 <text:s/>6 <text:s/>7 <text:s/></text:p>
      <text:p text:style-name="P7"><text:s/>4 <text:s/>5 <text:s/>6 <text:s/>7 <text:s/>8 <text:s/>9 10 <text:s text:c="2"/>8 <text:s/>9 10 11 12 13 14 <text:s text:c="2"/>8 <text:s/>9 10 11 12 13 14 <text:s/></text:p>
      <text:p text:style-name="P7">11 12 13 14 15 16 17 <text:s/>15 16 17 18 19 20 21 <text:s/>15 16 17 18 19 20 21 <text:s/></text:p>
      <text:p text:style-name="P7">18 19 20 21 22 23 24 <text:s/>22 23 24 25 26 27 28 <text:s/>22 23 24 25 26 27 28 <text:s/></text:p>
      <text:p text:style-name="P7">25 26 27 28 29 30 31 <text:s text:c="23"/>29 30 31 <text:s text:c="13"/></text:p>
      <text:p text:style-name="P7"><text:s text:c="66"/></text:p>
      <text:p text:style-name="P3"><text:span text:style-name="T2">(...)</text:span><text:span text:style-name="T1"> <text:s text:c="59"/></text:span></text:p>
      <text:p text:style-name="P2"/>
      <text:p text:style-name="P2"/>
      <text:p text:style-name="P2">2.</text:p>
      <text:p text:style-name="P4">Valor de salida: 2</text:p>
      <text:p text:style-name="P7">ls: opción no reconocida '--huyh'</text:p>
      <text:p text:style-name="P7">Pruebe 'ls --help' para más información.</text:p>
      <text:p text:style-name="P7"/>
      <text:p text:style-name="P8"/>
      <text:p text:style-name="P2"/>
      <text:p text:style-name="P2"><text:span text:style-name="T1">Valor de salida: 64</text:span></text:p>
      <text:p text:style-name="P10"><text:span text:style-name="T1">iconv: opción no reconocida '--huyh'</text:span></text:p>
      <text:p text:style-name="P3"><text:span text:style-name="T1">Pruebe `iconv --help' o `iconv --usage' para más información.</text:span></text:p>
      <text:p text:style-name="P2"/>
      <text:p text:style-name="P2"/>
      <text:p text:style-name="P6">El valor de salida del error parece depender del comando.</text:p>
      <text:p text:style-name="P6"/>
      <text:p text:style-name="P2"/>
      <text:p text:style-name="P2">3.</text:p>
      <text:p text:style-name="P4">Valor de salida: 10</text:p>
      <text:p text:style-name="P7">Cambiando la contraseña de alumno.</text:p>
      <text:p text:style-name="P7">(actual) contraseña de UNIX: passwd: Error de manipulación del testigo de autenticación</text:p>
      <text:p text:style-name="P7">passwd: no se ha cambiado la contraseña</text:p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3:58:50.127443494</meta:creation-date>
    <dc:date>2016-10-13T11:16:48.428891487</dc:date>
    <meta:editing-duration>PT9M41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1" meta:paragraph-count="26" meta:word-count="199" meta:character-count="1093" meta:non-whitespace-character-count="625"/>
  </office:meta>
</office:document-meta>
</file>